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8: 0.05000000 of 2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8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8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8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5/8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9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2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2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4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4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4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4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20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20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20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9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15000000 of 2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20000000 of 2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25000000 of 2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10000000 of 2.00000000 B1</text:p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8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8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8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8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8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8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8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8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18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18: 0.25000000 of 5.00000000 B1</text:p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25000000 of 1.00000000 B1</text:p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3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3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3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3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3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3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3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3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3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3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6: 0.10000000 of 4.00000000 B1</text:p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30000000 of 5.00000000 B1</text:p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19: 0.25000000 of 5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05000000 of 1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0.35000000 of 1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4: 0.40000000 of 1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4: 0.20000000 of 1.00000000 B1</text:p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1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9: 0.25000000 of 2.00000000 B1</text:p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9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7/12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8/12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9/12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0/12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1/12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2/12: 0.10000000 of 3.00000000 B1</text:p>
          </table:table-cell>
          <table:table-cell office:value-type="string" table:style-name="taxable_event_note_default">
            <text:p>1/2: 0.1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" office:value-type="float" table:style-name="taxable_event_note_fiat"/>
          <table:table-cell office:value="0.2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3: 0.30000000 of 4.00000000 B1</text:p>
          </table:table-cell>
          <table:table-cell office:value-type="string" table:style-name="taxable_event_note_default">
            <text:p>2/2: 0.3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3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3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8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8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8: 0.10000000 of 2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2: 0.05000000 of 3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2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2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2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2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2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4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7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8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7/14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8/14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4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4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4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4: 0.35000000 of 4.00000000 B1</text:p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20: 0.05000000 of 5.00000000 B1</text:p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0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0/20: 0.20000000 of 5.00000000 B1</text:p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3: 0.15000000 of 1.00000000 B1</text:p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45000000 of 1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9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35000000 of 3.00000000 B1</text:p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6: 0.05000000 of 4.00000000 B1</text:p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6: 0.10000000 of 4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8: 0.05000000 of 5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8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8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8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8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8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8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8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6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6: 0.15000000 of 1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6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6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45000000 of 2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3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3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3: 0.10000000 of 3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6: 0.05000000 of 4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9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9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9: 0.15000000 of 2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9: 0.20000000 of 2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9: 0.25000000 of 2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9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9: 0.20000000 of 2.00000000 B1</text:p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12: 0.15000000 of 3.00000000 B1</text:p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12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13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5/13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6/13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13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13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13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0/13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1/13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2/13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3/13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5.20587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